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urrent Consumptio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W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3.3" calcext:value-type="float">
            <text:p>3.3</text:p>
          </table:table-cell>
          <table:table-cell office:value-type="float" office:value="240" calcext:value-type="float">
            <text:p>240</text:p>
          </table:table-cell>
          <table:table-cell table:formula="of:=[.B4]*[.C4]" office:value-type="float" office:value="792" calcext:value-type="float">
            <text:p>7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cs725 x 8</text:p>
          </table:table-cell>
          <table:table-cell office:value-type="float" office:value="3.3" calcext:value-type="float">
            <text:p>3.3</text:p>
          </table:table-cell>
          <table:table-cell table:formula="of:=14*8" office:value-type="float" office:value="112" calcext:value-type="float">
            <text:p>112</text:p>
          </table:table-cell>
          <table:table-cell table:formula="of:=[.B5]*[.C5]" office:value-type="float" office:value="369.6" calcext:value-type="float">
            <text:p>36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table:formula="of:=[.B6]*[.C6]" office:value-type="float" office:value="1.32" calcext:value-type="float">
            <text:p>1.32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4:.D8])" office:value-type="float" office:value="1162.92" calcext:value-type="float">
            <text:p>1162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uffer</text:p>
          </table:table-cell>
          <table:table-cell table:number-columns-repeated="2"/>
          <table:table-cell table:formula="of:=[.D9]*1.2" office:value-type="float" office:value="1395.504" calcext:value-type="float">
            <text:p>1395.50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v converter losses</text:p>
          </table:table-cell>
          <table:table-cell table:number-columns-repeated="2"/>
          <table:table-cell table:formula="of:=[.D10]*1.2" office:value-type="float" office:value="1674.6048" calcext:value-type="float">
            <text:p>1674.60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D12]/5" office:value-type="float" office:value="400" calcext:value-type="float">
            <text:p>400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20:58:42.173392339</meta:creation-date>
    <dc:date>2023-07-17T22:15:29.079046559</dc:date>
    <meta:editing-duration>PT1H16M46S</meta:editing-duration>
    <meta:editing-cycles>3</meta:editing-cycles>
    <meta:generator>LibreOffice/7.5.4.2$Linux_X86_64 LibreOffice_project/50$Build-2</meta:generator>
    <meta:document-statistic meta:table-count="1" meta:cell-count="25" meta:object-count="0"/>
  </office:meta>
</office:document-meta>
</file>